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officeooo:rsid="0028c46b" officeooo:paragraph-rsid="00361751" style:font-size-asian="10pt" style:font-size-complex="10pt"/>
    </style:style>
    <style:style style:name="P2" style:family="paragraph" style:parent-style-name="Standard">
      <style:text-properties fo:font-size="10pt" officeooo:rsid="0028c46b" officeooo:paragraph-rsid="00375d16" style:font-size-asian="10pt" style:font-size-complex="10pt"/>
    </style:style>
    <style:style style:name="P3" style:family="paragraph" style:parent-style-name="Standard">
      <style:text-properties fo:font-size="10pt" officeooo:rsid="0028c46b" officeooo:paragraph-rsid="0038a5f2" style:font-size-asian="10pt" style:font-size-complex="10pt"/>
    </style:style>
    <style:style style:name="P4" style:family="paragraph" style:parent-style-name="Standard">
      <style:text-properties fo:font-size="10pt" officeooo:rsid="002ee009" officeooo:paragraph-rsid="00375d16" style:font-size-asian="10pt" style:font-size-complex="10pt"/>
    </style:style>
    <style:style style:name="P5" style:family="paragraph" style:parent-style-name="Standard">
      <style:text-properties fo:font-size="10pt" officeooo:rsid="004105d8" officeooo:paragraph-rsid="00375d16" style:font-size-asian="10pt" style:font-size-complex="10pt"/>
    </style:style>
    <style:style style:name="P6" style:family="paragraph" style:parent-style-name="Standard">
      <style:text-properties fo:font-size="10pt" officeooo:rsid="00305122" officeooo:paragraph-rsid="00375d16" style:font-size-asian="10pt" style:font-size-complex="10pt"/>
    </style:style>
    <style:style style:name="P7" style:family="paragraph" style:parent-style-name="Standard">
      <style:text-properties fo:font-size="10pt" officeooo:rsid="0023b0f1" officeooo:paragraph-rsid="00375d16" style:font-size-asian="10pt" style:font-size-complex="10pt"/>
    </style:style>
    <style:style style:name="P8" style:family="paragraph" style:parent-style-name="Standard">
      <style:text-properties fo:font-size="10pt" officeooo:rsid="0023cbc0" officeooo:paragraph-rsid="0039bdb9" style:font-size-asian="10pt" style:font-size-complex="10pt"/>
    </style:style>
    <style:style style:name="P9" style:family="paragraph" style:parent-style-name="Standard">
      <style:text-properties fo:font-size="10pt" fo:font-weight="normal" officeooo:rsid="00223e3f" officeooo:paragraph-rsid="00361751" style:font-size-asian="10pt" style:font-weight-asian="normal" style:font-size-complex="10pt" style:font-weight-complex="normal"/>
    </style:style>
    <style:style style:name="P10" style:family="paragraph" style:parent-style-name="Standard">
      <style:text-properties fo:font-size="10pt" fo:font-weight="normal" officeooo:rsid="00223e3f" officeooo:paragraph-rsid="00375d16" style:font-size-asian="10pt" style:font-weight-asian="normal" style:font-size-complex="10pt" style:font-weight-complex="normal"/>
    </style:style>
    <style:style style:name="P11" style:family="paragraph" style:parent-style-name="Standard">
      <style:text-properties fo:font-size="10pt" fo:font-weight="normal" officeooo:rsid="00380600" officeooo:paragraph-rsid="00361751" style:font-size-asian="10pt" style:font-weight-asian="normal" style:font-size-complex="10pt" style:font-weight-complex="normal"/>
    </style:style>
    <style:style style:name="P12" style:family="paragraph" style:parent-style-name="Standard">
      <style:text-properties fo:font-size="10pt" fo:font-weight="normal" officeooo:rsid="00380600" officeooo:paragraph-rsid="00375d16" style:font-size-asian="10pt" style:font-weight-asian="normal" style:font-size-complex="10pt" style:font-weight-complex="normal"/>
    </style:style>
    <style:style style:name="P13" style:family="paragraph" style:parent-style-name="Standard">
      <style:text-properties fo:font-size="10pt" fo:font-weight="normal" officeooo:rsid="0028c46b" officeooo:paragraph-rsid="00361751" style:font-size-asian="10pt" style:font-weight-asian="normal" style:font-size-complex="10pt" style:font-weight-complex="normal"/>
    </style:style>
    <style:style style:name="P14" style:family="paragraph" style:parent-style-name="Standard">
      <style:text-properties fo:font-size="10pt" fo:font-weight="normal" officeooo:rsid="0028c46b" officeooo:paragraph-rsid="00375d16" style:font-size-asian="10pt" style:font-weight-asian="normal" style:font-size-complex="10pt" style:font-weight-complex="normal"/>
    </style:style>
    <style:style style:name="P15" style:family="paragraph" style:parent-style-name="Standard">
      <style:text-properties fo:font-size="10pt" fo:font-weight="normal" officeooo:rsid="0028c46b" officeooo:paragraph-rsid="0039bdb9" style:font-size-asian="10pt" style:font-weight-asian="normal" style:font-size-complex="10pt" style:font-weight-complex="normal"/>
    </style:style>
    <style:style style:name="P16" style:family="paragraph" style:parent-style-name="Standard">
      <style:text-properties fo:font-size="10pt" fo:font-weight="normal" officeooo:rsid="001bf2df" officeooo:paragraph-rsid="00375d16" style:font-size-asian="10pt" style:font-weight-asian="normal" style:font-size-complex="10pt" style:font-weight-complex="normal"/>
    </style:style>
    <style:style style:name="P17" style:family="paragraph" style:parent-style-name="Standard">
      <style:text-properties officeooo:rsid="001b8ac6" officeooo:paragraph-rsid="001b8ac6"/>
    </style:style>
    <style:style style:name="P18" style:family="paragraph" style:parent-style-name="Standard">
      <style:text-properties officeooo:rsid="0023b0f1" officeooo:paragraph-rsid="003218aa"/>
    </style:style>
    <style:style style:name="P19" style:family="paragraph" style:parent-style-name="Standard">
      <style:text-properties officeooo:rsid="00298036" officeooo:paragraph-rsid="00298036"/>
    </style:style>
    <style:style style:name="P20" style:family="paragraph" style:parent-style-name="Standard">
      <style:text-properties officeooo:rsid="00298036" officeooo:paragraph-rsid="0039bdb9"/>
    </style:style>
    <style:style style:name="P21" style:family="paragraph" style:parent-style-name="Standard">
      <style:text-properties officeooo:paragraph-rsid="0034db97"/>
    </style:style>
    <style:style style:name="T1" style:family="text">
      <style:text-properties fo:font-size="12pt" officeooo:rsid="001cde4b" style:font-size-asian="12pt" style:font-size-complex="12pt"/>
    </style:style>
    <style:style style:name="T2" style:family="text">
      <style:text-properties fo:font-size="12pt" officeooo:rsid="0030355e"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28c46b" style:font-size-asian="12pt" style:font-weight-asian="normal" style:font-size-complex="12pt" style:font-weight-complex="normal"/>
    </style:style>
    <style:style style:name="T5" style:family="text">
      <style:text-properties fo:font-size="12pt" fo:font-weight="normal" officeooo:rsid="001edd0d" style:font-size-asian="12pt" style:font-weight-asian="normal" style:font-size-complex="12pt" style:font-weight-complex="normal"/>
    </style:style>
    <style:style style:name="T6" style:family="text">
      <style:text-properties fo:font-size="12pt" fo:font-weight="normal" officeooo:rsid="00201aa2" style:font-size-asian="12pt" style:font-weight-asian="normal" style:font-size-complex="12pt" style:font-weight-complex="normal"/>
    </style:style>
    <style:style style:name="T7" style:family="text">
      <style:text-properties fo:font-size="12pt" fo:font-weight="normal" officeooo:rsid="0021cd18" style:font-size-asian="12pt" style:font-weight-asian="normal" style:font-size-complex="12pt" style:font-weight-complex="normal"/>
    </style:style>
    <style:style style:name="T8" style:family="text">
      <style:text-properties fo:font-size="12pt" fo:font-weight="normal" officeooo:rsid="00230164" style:font-size-asian="12pt" style:font-weight-asian="normal" style:font-size-complex="12pt" style:font-weight-complex="normal"/>
    </style:style>
    <style:style style:name="T9" style:family="text">
      <style:text-properties fo:font-size="12pt" fo:font-weight="normal" officeooo:rsid="001cde4b" style:font-size-asian="12pt" style:font-weight-asian="normal" style:font-size-complex="12pt" style:font-weight-complex="normal"/>
    </style:style>
    <style:style style:name="T10" style:family="text">
      <style:text-properties fo:font-size="12pt" fo:font-weight="normal" officeooo:rsid="00234215" style:font-size-asian="12pt" style:font-weight-asian="normal" style:font-size-complex="12pt" style:font-weight-complex="normal"/>
    </style:style>
    <style:style style:name="T11" style:family="text">
      <style:text-properties fo:font-size="12pt" fo:font-weight="normal" officeooo:rsid="0024fa18" style:font-size-asian="12pt" style:font-weight-asian="normal" style:font-size-complex="12pt" style:font-weight-complex="normal"/>
    </style:style>
    <style:style style:name="T12" style:family="text">
      <style:text-properties fo:font-size="12pt" fo:font-weight="normal" officeooo:rsid="0025ef5d" style:font-size-asian="12pt" style:font-weight-asian="normal" style:font-size-complex="12pt" style:font-weight-complex="normal"/>
    </style:style>
    <style:style style:name="T13" style:family="text">
      <style:text-properties fo:font-size="12pt" fo:font-weight="normal" officeooo:rsid="00272fe6" style:font-size-asian="12pt" style:font-weight-asian="normal" style:font-size-complex="12pt" style:font-weight-complex="normal"/>
    </style:style>
    <style:style style:name="T14" style:family="text">
      <style:text-properties fo:font-size="12pt" fo:font-weight="normal" officeooo:rsid="00285d05" style:font-size-asian="12pt" style:font-weight-asian="normal" style:font-size-complex="12pt" style:font-weight-complex="normal"/>
    </style:style>
    <style:style style:name="T15" style:family="text">
      <style:text-properties fo:font-size="12pt" fo:font-weight="normal" officeooo:rsid="0028843a" style:font-size-asian="12pt" style:font-weight-asian="normal" style:font-size-complex="12pt" style:font-weight-complex="normal"/>
    </style:style>
    <style:style style:name="T16" style:family="text">
      <style:text-properties fo:font-size="12pt" fo:font-weight="normal" officeooo:rsid="002b6711" style:font-size-asian="12pt" style:font-weight-asian="normal" style:font-size-complex="12pt" style:font-weight-complex="normal"/>
    </style:style>
    <style:style style:name="T17" style:family="text">
      <style:text-properties fo:font-size="12pt" fo:font-weight="normal" officeooo:rsid="002baf71" style:font-size-asian="12pt" style:font-weight-asian="normal" style:font-size-complex="12pt" style:font-weight-complex="normal"/>
    </style:style>
    <style:style style:name="T18" style:family="text">
      <style:text-properties fo:font-size="12pt" fo:font-weight="normal" officeooo:rsid="002d19b1" style:font-size-asian="12pt" style:font-weight-asian="normal" style:font-size-complex="12pt" style:font-weight-complex="normal"/>
    </style:style>
    <style:style style:name="T19" style:family="text">
      <style:text-properties fo:font-size="12pt" fo:font-weight="normal" officeooo:rsid="002dc544" style:font-size-asian="12pt" style:font-weight-asian="normal" style:font-size-complex="12pt" style:font-weight-complex="normal"/>
    </style:style>
    <style:style style:name="T20" style:family="text">
      <style:text-properties fo:font-size="12pt" fo:font-weight="normal" officeooo:rsid="002e84ab" style:font-size-asian="12pt" style:font-weight-asian="normal" style:font-size-complex="12pt" style:font-weight-complex="normal"/>
    </style:style>
    <style:style style:name="T21" style:family="text">
      <style:text-properties fo:font-size="12pt" fo:font-weight="normal" officeooo:rsid="0030355e" style:font-size-asian="12pt" style:font-weight-asian="normal" style:font-size-complex="12pt" style:font-weight-complex="normal"/>
    </style:style>
    <style:style style:name="T22" style:family="text">
      <style:text-properties fo:font-size="12pt" fo:font-weight="normal" officeooo:rsid="003218aa" style:font-size-asian="12pt" style:font-weight-asian="normal" style:font-size-complex="12pt" style:font-weight-complex="normal"/>
    </style:style>
    <style:style style:name="T23" style:family="text">
      <style:text-properties fo:font-size="12pt" fo:font-weight="normal" officeooo:rsid="00336efb" style:font-size-asian="12pt" style:font-weight-asian="normal" style:font-size-complex="12pt" style:font-weight-complex="normal"/>
    </style:style>
    <style:style style:name="T24" style:family="text">
      <style:text-properties fo:font-size="12pt" fo:font-weight="normal" officeooo:rsid="0034db97" style:font-size-asian="12pt" style:font-weight-asian="normal" style:font-size-complex="12pt" style:font-weight-complex="normal"/>
    </style:style>
    <style:style style:name="T25" style:family="text">
      <style:text-properties fo:font-size="12pt" fo:font-weight="normal" officeooo:rsid="00238f2c" style:font-size-asian="12pt" style:font-weight-asian="normal" style:font-size-complex="12pt" style:font-weight-complex="normal"/>
    </style:style>
    <style:style style:name="T26" style:family="text">
      <style:text-properties fo:font-size="12pt" fo:font-weight="normal" officeooo:rsid="0038a5f2" style:font-size-asian="12pt" style:font-weight-asian="normal" style:font-size-complex="12pt" style:font-weight-complex="normal"/>
    </style:style>
    <style:style style:name="T27" style:family="text">
      <style:text-properties fo:font-size="12pt" fo:font-weight="normal" officeooo:rsid="003a181f" style:font-size-asian="12pt" style:font-weight-asian="normal" style:font-size-complex="12pt" style:font-weight-complex="normal"/>
    </style:style>
    <style:style style:name="T28" style:family="text">
      <style:text-properties fo:font-size="12pt" fo:font-style="italic" fo:font-weight="normal" officeooo:rsid="0030355e" style:font-size-asian="12pt" style:font-weight-asian="normal" style:font-size-complex="12pt" style:font-weight-complex="normal"/>
    </style:style>
    <style:style style:name="T29" style:family="text">
      <style:text-properties fo:font-size="12pt" fo:font-style="italic" fo:font-weight="normal" officeooo:rsid="00238f2c" style:font-size-asian="12pt" style:font-weight-asian="normal" style:font-size-complex="12pt" style:font-weight-complex="normal"/>
    </style:style>
    <style:style style:name="T30" style:family="text">
      <style:text-properties fo:font-size="12pt" fo:font-style="italic" officeooo:rsid="0030355e" style:font-size-asian="12pt" style:font-size-complex="12pt"/>
    </style:style>
    <style:style style:name="T31" style:family="text">
      <style:text-properties officeooo:rsid="001b8ac6"/>
    </style:style>
    <style:style style:name="T32" style:family="text">
      <style:text-properties officeooo:rsid="001cde4b"/>
    </style:style>
    <style:style style:name="T33" style:family="text">
      <style:text-properties officeooo:rsid="00272fe6"/>
    </style:style>
    <style:style style:name="T34" style:family="text">
      <style:text-properties officeooo:rsid="0034db9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31">Meta-heuristic algorithms is a </text:span><text:span text:style-name="T34">successful, </text:span><text:span text:style-name="T31">developing field of artificial intelligence which aims to use higher-level procedures in order to construct or select a heuristic for solving a given problem (</text:span><text:span text:style-name="T21">Hussain </text:span><text:span text:style-name="T24">et al</text:span><text:span text:style-name="T21">., 2019</text:span><text:span text:style-name="T31">). This category can be split into single solution or population based algorithms, </text:span><text:span text:style-name="T33">the latter of</text:span><text:span text:style-name="T31"> which concurrently compute multiple solutions giving them an exploratory advantage provided by communication and interaction amongst solutions (Turgut and Turgut, 2020). </text:span><text:span text:style-name="T32">Many population based meta-heuristic algorithms can be considered NIOAs or Nature-inspired optimisation algorithms, which are developed using phenomena from nature as inspiration </text:span><text:span text:style-name="T1">(</text:span><text:span text:style-name="T4">Wang </text:span><text:span text:style-name="T9">et al.</text:span><text:span text:style-name="T4">, 2021</text:span><text:span text:style-name="T9">) </text:span><text:span text:style-name="T5">but a key need of </text:span><text:span text:style-name="T7">all</text:span><text:span text:style-name="T5"> these algorithms is to determine the correct balance between exploration and exploitation </text:span><text:span text:style-name="T7">for effective search performance</text:span><text:span text:style-name="T5"> (Črepinšek et al., 2013</text:span><text:span text:style-name="T6">). </text:span><text:span text:style-name="T7">A focus on exploration will find </text:span><text:span text:style-name="T23">many </text:span><text:span text:style-name="T7">new solutions but have trouble converging on a solution while exploitation </text:span><text:span text:style-name="T8">is likely to become stuck in a local optima (citation needed). <text:s/>T</text:span><text:span text:style-name="T10">wo examples of NIOAs are Genetic Algorithms and Social Spider Optimisation, the first being a procedure based algorithm taking inspi</text:span><text:span text:style-name="T15">ration from the metaphor of biological evolution (Wang et Al., 2018)</text:span><text:span text:style-name="T10">, while the latter is </text:span><text:span text:style-name="T12">an </text:span><text:span text:style-name="T10">equation based </text:span><text:span text:style-name="T12">swarm intelligence</text:span><text:span text:style-name="T10">, using vectors like Particle Swarm Optimisation (Yang, 2020) while taking inspiration from social spider colonies. </text:span><text:span text:style-name="T12">Comparison of meta-heuristic algorithms is important for the development of hybridised solution</text:span><text:span text:style-name="T13">s</text:span><text:span text:style-name="T12"> and determining the most effective </text:span><text:span text:style-name="T13">approaches</text:span><text:span text:style-name="T12"> for different problem domains (Wang et al., 2021). </text:span><text:span text:style-name="T13">Because of this, we are looking to compare genetic algorithms with social spider optimisation from the key issues in multi-population models as defined by Ma et al. (2019).</text:span></text:p>
      <text:p text:style-name="P17"><text:span text:style-name="T10"/></text:p>
      <text:p text:style-name="P20"><text:span text:style-name="T10">O</text:span><text:span text:style-name="T3">ne similarity between genetic algorithms and social spider optimisation is problem representation, both of which use a list of values to define the properties of the heuristic they represent. However, in a genetic algorithm this sequence or solution is </text:span><text:span text:style-name="T14">labelled </text:span><text:span text:style-name="T3">a gene </text:span><text:span text:style-name="T14">(Lin et al., 2015) </text:span><text:span text:style-name="T3">while in SSO each </text:span><text:span text:style-name="T16">spider (</text:span><text:span text:style-name="T3">solution</text:span><text:span text:style-name="T16">)</text:span><text:span text:style-name="T3"> represents a position in an N-dimensional web, where N defines the dimensions of the problem space (</text:span><text:span text:style-name="T21">Cuevas and Cienfuegos, 2014</text:span><text:span text:style-name="T3">). This leads to </text:span><text:span text:style-name="T23">a key</text:span><text:span text:style-name="T3"> problem </text:span><text:span text:style-name="T23">in multi-solution algorithms, the</text:span><text:span text:style-name="T3"> communication between solutions </text:span><text:span text:style-name="T23">or</text:span><text:span text:style-name="T3"> subpopulations (</text:span><text:span text:style-name="T13">Ma et al., 2019). </text:span><text:span text:style-name="T23">Here,</text:span><text:span text:style-name="T3"> genetic algorithms use the processes of crossover to pass information between solutions, generating new </text:span><text:span text:style-name="T20">genes from parents across the problem space</text:span><text:span text:style-name="T3"> and evaluating their fitness so that beneficial features are generated and remain while others are lost from the gene pool (Wang, </text:span><text:span text:style-name="T16">et al</text:span><text:span text:style-name="T3">., 2018</text:span><text:span text:style-name="T16">). In comparison, SSO uses the concept of web vibrations to transmit information between spiders, where the strength of the vibration is dependant of the size of the spider (solution fitness) and distance from the other solution in the web (solution similarity) (Cuevas et al., 2013). </text:span><text:span text:style-name="T17">Muti-population models also require a search method to find new solutions (</text:span><text:span text:style-name="T13">Ma et al., 2019</text:span><text:span text:style-name="T17">). Although crossover plays a large role in this, mutation is another mechanism present in genetic algorithms which provides a searching force by randomly modifying a number of the solution’s genes </text:span><text:span text:style-name="T27">(</text:span><text:span text:style-name="T17">Alam, 2020</text:span><text:span text:style-name="T27">)</text:span><text:span text:style-name="T17">. </text:span><text:span text:style-name="T19">In </text:span><text:span text:style-name="T17">SSOs however, </text:span><text:span text:style-name="T19">spiders</text:span><text:span text:style-name="T17"> traverse the web s</text:span><text:span text:style-name="T19">tochastically according to their state and incoming vibrations in order to search the problem space </text:span><text:span text:style-name="T16">(Cuevas et al., 2013)</text:span><text:span text:style-name="T19">. Building on this, </text:span><text:span text:style-name="T20">SSO</text:span><text:span text:style-name="T19"> separat</text:span><text:span text:style-name="T20">es</text:span><text:span text:style-name="T19"> the population into ‘male’ and ‘female’ spiders, each sex with its own evolutionary rules, </text:span><text:span text:style-name="T23">and the ability to reproduce together to create a new population of solutions</text:span><text:span text:style-name="T19">. This individual categorisation reduces the risk of premature conversion </text:span><text:span text:style-name="T20">and </text:span><text:span text:style-name="T19">further tune</text:span><text:span text:style-name="T20">s</text:span><text:span text:style-name="T19"> the balance between exploration and exploitation (Luque-Chang et al., 2018).</text:span></text:p>
      <text:p text:style-name="P19"><text:span text:style-name="T3"/></text:p>
      <text:p text:style-name="P18"><text:span text:style-name="T18">Ultimately, g</text:span><text:span text:style-name="T3">enetic algorithms are a general purpose search method with an effective balance between exploration and exploitation (Michalewicz, 1996) </text:span><text:span text:style-name="T11">as long as the parameters are tuned correctly. </text:span><text:span text:style-name="T22">They</text:span><text:span text:style-name="T17"> are particularly effective for </text:span><text:span text:style-name="T22">large scale, </text:span><text:span text:style-name="T17">non-convex optimisation problems (James and Li, 2015) such as data mining</text:span><text:span text:style-name="T11">. </text:span><text:span text:style-name="T21">SSOs however are only efficient for low-scale optimisation problems and have poor performance with continuous data sets with more than 10 dimensions in the web (Baş and Ülker, 2020). </text:span><text:span text:style-name="T22">Because of this, a closely related algorithm called the Social Spider Algorithm is more commonly used for data mining applications (Emine and Ülker, 2020) and will be investigated later in this paper in comparison to genetic algorithms. The key differences are the use of consistent evolutionary rules (aka. no concept of sex) and the introduction of ‘spider blasting’ </text:span><text:soft-page-break/><text:span text:style-name="T22">and ‘spider memory’ to remove unfit solutions and store successful ones. This acts to improve local search and find new solutions faster on a larger scale </text:span><text:span text:style-name="T21">(Baş and Ülker, 2020).</text:span></text:p>
      <text:p text:style-name="P18"><text:span text:style-name="T21"/></text:p>
      <text:p text:style-name="P18"><text:span text:style-name="T21">Alam, T., Qamar, S., Dixit, A. and Benaida, M., 2020. Genetic Algorithm: Reviews, Implementations, and Applications. International Journal of Engineering Pedagogy.</text:span></text:p>
      <text:p text:style-name="P18"><text:span text:style-name="T21"/></text:p>
      <text:p text:style-name="P2"><text:span text:style-name="T21">Baş, E. and Ülker, E., 2020. Improved social spider algorithm for large scale optimization. </text:span><text:span text:style-name="T28">Artificial Intelligence Review</text:span><text:span text:style-name="T21">, pp.1-36.</text:span></text:p>
      <text:p text:style-name="P18"><text:span text:style-name="T21"/></text:p>
      <text:p text:style-name="P10"><text:span text:style-name="T2">Črepinšek, M., Liu, S.H. and Mernik, M., 2013. Exploration and exploitation in evolutionary algorithms: A survey. </text:span><text:span text:style-name="T30">ACM computing surveys (CSUR)</text:span><text:span text:style-name="T2">, </text:span><text:span text:style-name="T30">45</text:span><text:span text:style-name="T2">(3), pp.1-33.</text:span></text:p>
      <text:p text:style-name="P18"><text:span text:style-name="T21"/></text:p>
      <text:p text:style-name="P8"><text:span text:style-name="T21">Cuevas, E. and Cienfuegos, M., 2014. A new algorithm inspired in the behavior of the social-spider for constrained optimization. </text:span><text:span text:style-name="T28">Expert Systems with Applications</text:span><text:span text:style-name="T21">, </text:span><text:span text:style-name="T28">41</text:span><text:span text:style-name="T21">(2), pp.412-425.</text:span></text:p>
      <text:p text:style-name="P18"><text:span text:style-name="T21"/></text:p>
      <text:p text:style-name="P16"><text:span text:style-name="T21">Cuevas, E., Cienfuegos, M., Zaldívar, D. and Pérez-Cisneros, M., 2013. A swarm optimization algorithm inspired in the behavior of the social-spider. Expert Systems with Applications, 40(16), pp.6374-6384.</text:span></text:p>
      <text:p text:style-name="P18"><text:span text:style-name="T21"/></text:p>
      <text:p text:style-name="P15"><text:span text:style-name="T21">Emine, B.A.Ş. and Ülker, E., 2020. An efficient binary social spider algorithm for feature selection problem. Expert Systems with Applications, 146, p.113185.</text:span></text:p>
      <text:p text:style-name="P18"><text:span text:style-name="T21"/></text:p>
      <text:p text:style-name="P18"><text:span text:style-name="T21">Hussain, K., Salleh, M.N.M., Cheng, S. and Shi, Y., 2019. Metaheuristic research: a comprehensive survey. </text:span><text:span text:style-name="T28">Artificial Intelligence Review</text:span><text:span text:style-name="T21">, </text:span><text:span text:style-name="T28">52</text:span><text:span text:style-name="T21">(4), pp.2191-2233.</text:span></text:p>
      <text:p text:style-name="P18"><text:span text:style-name="T21"/></text:p>
      <text:p text:style-name="P3"><text:span text:style-name="T21">James, J.Q. and Li, V.O., 2015. A social spider algorithm for global optimization. </text:span><text:span text:style-name="T28">Applied soft computing</text:span><text:span text:style-name="T21">, </text:span><text:span text:style-name="T28">30</text:span><text:span text:style-name="T21">, pp.614-627.</text:span></text:p>
      <text:p text:style-name="P18"><text:span text:style-name="T21"/></text:p>
      <text:p text:style-name="P5"><text:span text:style-name="T21">Lin, C.D., Anderson‐Cook, C.M., Hamada, M.S., Moore, L.M. and Sitter, R.R., 2015. Using genetic algorithms to design experiments: a review. </text:span><text:span text:style-name="T28">Quality and Reliability Engineering International</text:span><text:span text:style-name="T21">, </text:span><text:span text:style-name="T28">31</text:span><text:span text:style-name="T21">(2), pp.155-167.</text:span></text:p>
      <text:p text:style-name="P5"><text:span text:style-name="T21"/></text:p>
      <text:p text:style-name="P6"><text:span text:style-name="T21">Luque-Chang, A., Cuevas, E., Fausto, F., Zaldívar, D. and Pérez, M., 2018. Social spider optimization algorithm: modifications, applications, and perspectives. </text:span><text:span text:style-name="T28">Mathematical Problems in Engineering</text:span><text:span text:style-name="T21">, </text:span><text:span text:style-name="T28">2018</text:span><text:span text:style-name="T21">.</text:span></text:p>
      <text:p text:style-name="P18"><text:span text:style-name="T21"/></text:p>
      <text:p text:style-name="P4"><text:span text:style-name="T21">Ma, H., Shen, S., Yu, M., Yang, Z., Fei, M. and Zhou, H., 2019. Multi-population techniques in nature inspired optimization algorithms: A comprehensive survey. Swarm and evolutionary computation, 44, pp.365-387.</text:span></text:p>
      <text:p text:style-name="P18"><text:span text:style-name="T21"/></text:p>
      <text:p text:style-name="P7"><text:span text:style-name="T25">Michalewicz, Z, 1996. </text:span><text:span text:style-name="T29">Genetic algorithms + data structures= evolution programs</text:span><text:span text:style-name="T25">. Springer Science &amp; Business Media.</text:span></text:p>
      <text:p text:style-name="P18"><text:span text:style-name="T21"/></text:p>
      <text:p text:style-name="P18"><text:span text:style-name="T21">Turgut, M.S. and Turgut, O.E., 2020. Differential evolution based global best algorithm: an efficient optimizer for solving constrained and unconstrained optimization problems. SN Applied Sciences, 2(4), pp.1-18.</text:span></text:p>
      <text:p text:style-name="P18"><text:span text:style-name="T21"/></text:p>
      <text:p text:style-name="P1"><text:span text:style-name="T21">Wang, Z., Qin, C., Wan, B. and Song, W.W., 2021. A Comparative Study of Common Nature-Inspired Algorithms for Continuous Function Optimization. </text:span><text:span text:style-name="T28">Entropy</text:span><text:span text:style-name="T21">, </text:span><text:span text:style-name="T28">23</text:span><text:span text:style-name="T21">(7), p.874.</text:span></text:p>
      <text:p text:style-name="P9"><text:span text:style-name="T21"/></text:p>
      <text:p text:style-name="P11"><text:span text:style-name="T2">Wang, J., Duan, L. and Yang, Y., 2018. An improvement crossover operation method in genetic algorithm and spatial optimization of heliostat field. </text:span><text:span text:style-name="T30">Energy</text:span><text:span text:style-name="T2">, </text:span><text:span text:style-name="T30">155</text:span><text:span text:style-name="T2">, pp.15-28.</text:span></text:p>
      <text:p text:style-name="P13"><text:soft-page-break/><text:span text:style-name="T2"/></text:p>
      <text:p text:style-name="P14"><text:span text:style-name="T2">Yang, X.S., 2020. Nature-inspired optimization algorithms. Academic Press. Chapter 2 - Analysis of Algorithms, Pages 23-44</text:span></text:p>
      <text:p text:style-name="P11"><text:span text:style-name="T2"/></text:p>
      <text:p text:style-name="P12"><text:span text:style-name="T2">Yang, X.S., 2020. Nature-inspired optimization algorithms: Challenges and open problems. </text:span><text:span text:style-name="T30">Journal of Computational Science</text:span><text:span text:style-name="T2">, </text:span><text:span text:style-name="T30">46</text:span><text:span text:style-name="T2">, p.10110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8T15:25:13.863791529</meta:creation-date>
    <dc:date>2021-12-18T17:51:20.688883056</dc:date>
    <meta:editing-duration>PT2H13M34S</meta:editing-duration>
    <meta:editing-cycles>29</meta:editing-cycles>
    <meta:generator>LibreOffice/7.1.6.2$Linux_X86_64 LibreOffice_project/10$Build-2</meta:generator>
    <meta:document-statistic meta:table-count="0" meta:image-count="0" meta:object-count="0" meta:page-count="3" meta:paragraph-count="20" meta:word-count="1107" meta:character-count="7649" meta:non-whitespace-character-count="6561"/>
  </office:meta>
</office:document-meta>
</file>